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1e3b08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Text_20_body"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04e4fa" officeooo:paragraph-rsid="001e3b08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210a33" officeooo:paragraph-rsid="001e3b08" fo:background-color="transparent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2a86e2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1e3b08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language="da" fo:country="DK" officeooo:rsid="0028b176" officeooo:paragraph-rsid="001e3b08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da" fo:country="DK" officeooo:rsid="00086d3e" officeooo:paragraph-rsid="002d3a14" style:language-asian="zxx" style:country-asian="none" style:language-complex="zxx" style:country-complex="none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299314" officeooo:paragraph-rsid="001e3b08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299314" officeooo:paragraph-rsid="002725fd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299314" officeooo:paragraph-rsid="002d3a14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2ede41" officeooo:paragraph-rsid="001e3b08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2ede41" officeooo:paragraph-rsid="002d3a14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2ede41" officeooo:paragraph-rsid="0031e7de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092834" officeooo:paragraph-rsid="001e3b08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2e6049" officeooo:paragraph-rsid="002e6049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da" fo:country="DK" officeooo:rsid="0031e7de" officeooo:paragraph-rsid="0031e7de" style:language-asian="zxx" style:country-asian="none" style:language-complex="zxx" style:country-complex="none"/>
    </style:style>
    <style:style style:name="P22" style:family="paragraph" style:parent-style-name="Subtitle">
      <style:paragraph-properties fo:text-align="start" style:justify-single-word="false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23" style:family="paragraph" style:parent-style-name="Subtitle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24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ubtitle">
      <style:paragraph-properties fo:text-align="start" style:justify-single-word="false"/>
      <style:text-properties fo:language="da" fo:country="DK" officeooo:rsid="00071ce6" officeooo:paragraph-rsid="001e3b08" style:language-asian="zxx" style:country-asian="none" style:language-complex="zxx" style:country-complex="none"/>
    </style:style>
    <style:style style:name="P26" style:family="paragraph" style:parent-style-name="Subtitle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27" style:family="paragraph" style:parent-style-name="Subtitle">
      <style:paragraph-properties fo:text-align="start" style:justify-single-word="false"/>
      <style:text-properties fo:language="da" fo:country="DK" officeooo:rsid="001d502e" officeooo:paragraph-rsid="001e3b08" style:language-asian="zxx" style:country-asian="none" style:language-complex="zxx" style:country-complex="none"/>
    </style:style>
    <style:style style:name="P28" style:family="paragraph" style:parent-style-name="Title" style:master-page-name="Standard">
      <style:paragraph-properties style:page-number="auto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29" style:family="paragraph" style:parent-style-name="Subtitle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30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1e3b08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language="da" fo:country="DK" officeooo:rsid="002725fd" officeooo:paragraph-rsid="002725fd" style:language-asian="zxx" style:country-asian="none" style:language-complex="zxx" style:country-complex="none"/>
    </style:style>
    <style:style style:name="P33" style:family="paragraph" style:parent-style-name="Text_20_body">
      <style:paragraph-properties fo:text-align="start" style:justify-single-word="false"/>
      <style:text-properties fo:language="da" fo:country="DK" officeooo:rsid="002ede41" officeooo:paragraph-rsid="002d3a14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start" style:justify-single-word="false"/>
      <style:text-properties fo:language="da" fo:country="DK" officeooo:rsid="0039dc49" officeooo:paragraph-rsid="001e3b08" style:language-asian="zxx" style:country-asian="none" style:language-complex="zxx" style:country-complex="none"/>
    </style:style>
    <style:style style:name="P35" style:family="paragraph" style:parent-style-name="Text_20_body">
      <style:paragraph-properties fo:text-align="start" style:justify-single-word="false"/>
      <style:text-properties fo:language="da" fo:country="DK" officeooo:rsid="0039dc49" officeooo:paragraph-rsid="003fa896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start" style:justify-single-word="false"/>
      <style:text-properties fo:language="da" fo:country="DK" officeooo:rsid="00092834" officeooo:paragraph-rsid="003e5358" style:language-asian="zxx" style:country-asian="none" style:language-complex="zxx" style:country-complex="none"/>
    </style:style>
    <style:style style:name="P37" style:family="paragraph" style:parent-style-name="Text_20_body">
      <style:paragraph-properties fo:text-align="start" style:justify-single-word="false"/>
      <style:text-properties fo:language="da" fo:country="DK" officeooo:rsid="00092834" officeooo:paragraph-rsid="003fa896" style:language-asian="zxx" style:country-asian="none" style:language-complex="zxx" style:country-complex="none"/>
    </style:style>
    <style:style style:name="T1" style:family="text">
      <style:text-properties officeooo:rsid="001fa8a0"/>
    </style:style>
    <style:style style:name="T2" style:family="text">
      <style:text-properties officeooo:rsid="003ca12c"/>
    </style:style>
    <style:style style:name="T3" style:family="text">
      <style:text-properties officeooo:rsid="00299314"/>
    </style:style>
    <style:style style:name="T4" style:family="text">
      <style:text-properties officeooo:rsid="0028b594"/>
    </style:style>
    <style:style style:name="T5" style:family="text">
      <style:text-properties officeooo:rsid="00086d3e"/>
    </style:style>
    <style:style style:name="T6" style:family="text">
      <style:text-properties officeooo:rsid="0028b176"/>
    </style:style>
    <style:style style:name="T7" style:family="text">
      <style:text-properties officeooo:rsid="0031807b"/>
    </style:style>
    <style:style style:name="T8" style:family="text">
      <style:text-properties officeooo:rsid="003047f3"/>
    </style:style>
    <style:style style:name="T9" style:family="text">
      <style:text-properties officeooo:rsid="00384626"/>
    </style:style>
    <style:style style:name="T10" style:family="text">
      <style:text-properties officeooo:rsid="001e3b08"/>
    </style:style>
    <style:style style:name="T11" style:family="text">
      <style:text-properties officeooo:rsid="00200f03"/>
    </style:style>
    <style:style style:name="T12" style:family="text">
      <style:text-properties officeooo:rsid="0021bbbd"/>
    </style:style>
    <style:style style:name="T13" style:family="text">
      <style:text-properties officeooo:rsid="0023aafb"/>
    </style:style>
    <style:style style:name="T14" style:family="text">
      <style:text-properties officeooo:rsid="00260ab1"/>
    </style:style>
    <style:style style:name="T15" style:family="text">
      <style:text-properties officeooo:rsid="002725fd"/>
    </style:style>
    <style:style style:name="T16" style:family="text">
      <style:text-properties officeooo:rsid="00289058"/>
    </style:style>
    <style:style style:name="T17" style:family="text">
      <style:text-properties officeooo:rsid="002a86e2"/>
    </style:style>
    <style:style style:name="T18" style:family="text">
      <style:text-properties officeooo:rsid="002be06e"/>
    </style:style>
    <style:style style:name="T19" style:family="text">
      <style:text-properties officeooo:rsid="002d3a14"/>
    </style:style>
    <style:style style:name="T20" style:family="text">
      <style:text-properties officeooo:rsid="002f6285"/>
    </style:style>
    <style:style style:name="T21" style:family="text">
      <style:text-properties officeooo:rsid="0030623f"/>
    </style:style>
    <style:style style:name="T22" style:family="text">
      <style:text-properties officeooo:rsid="0031e7de"/>
    </style:style>
    <style:style style:name="T23" style:family="text">
      <style:text-properties officeooo:rsid="00347983"/>
    </style:style>
    <style:style style:name="T24" style:family="text">
      <style:text-properties officeooo:rsid="00356212"/>
    </style:style>
    <style:style style:name="T25" style:family="text">
      <style:text-properties officeooo:rsid="00373b3a"/>
    </style:style>
    <style:style style:name="T26" style:family="text">
      <style:text-properties officeooo:rsid="0038efb0"/>
    </style:style>
    <style:style style:name="T27" style:family="text">
      <style:text-properties officeooo:rsid="003e5358"/>
    </style:style>
    <style:style style:name="T28" style:family="text">
      <style:text-properties officeooo:rsid="003f8331"/>
    </style:style>
    <style:style style:name="T29" style:family="text">
      <style:text-properties officeooo:rsid="003fa8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se Case <text:span text:style-name="T10">9</text:span> – <text:span text:style-name="T1">Tilføj/fjern/ændre bus</text:span></text:p>
      <text:p text:style-name="P2"/>
      <text:p text:style-name="P22">Mål</text:p>
      <text:p text:style-name="P3">Målet med denne Use Case er at kunne tilføje, <text:s/>fjerne <text:span text:style-name="T16">eller ændre</text:span> en bus <text:span text:style-name="T11">til systemet.</text:span></text:p>
      <text:p text:style-name="P2"/>
      <text:p text:style-name="P23">Initiering</text:p>
      <text:p text:style-name="P4"><text:span text:style-name="T2">Administratoren</text:span> tilkendegiver over for systemet at han ønsker at tilføje,<text:span text:style-name="T3"> fjerne eller ændre</text:span> en bus.</text:p>
      <text:p text:style-name="P5"/>
      <text:p text:style-name="P23">Aktører og interessenter</text:p>
      <text:p text:style-name="P6">Primære aktører</text:p>
      <text:list xml:id="list5127543851565773146" text:style-name="L1">
        <text:list-item>
          <text:p text:style-name="P30">Administratoren</text:p>
        </text:list-item>
      </text:list>
      <text:list xml:id="list1210224349455652992" text:style-name="L2">
        <text:list-header>
          <text:p text:style-name="P31"/>
        </text:list-header>
      </text:list>
      <text:p text:style-name="P24">Antal samtidige forekomster</text:p>
      <text:p text:style-name="P7">En samtidig forekomst.</text:p>
      <text:p text:style-name="P7"/>
      <text:p text:style-name="P24">Ikke funktionelle krav.</text:p>
      <text:p text:style-name="P9">KOMMER SENERE</text:p>
      <text:p text:style-name="P7"/>
      <text:p text:style-name="P24">Startbetingelser</text:p>
      <text:p text:style-name="P8">Brugeren skal have startet systemet op, og <text:span text:style-name="T23">have</text:span> <text:span text:style-name="T17">administrator adgang</text:span>.</text:p>
      <text:p text:style-name="P25">Slutresultat ved succes:</text:p>
      <text:p text:style-name="P10"><text:span text:style-name="T2">Administratoren</text:span> har tilføjet,<text:span text:style-name="T3"> fjernet eller ændret</text:span> en bus <text:span text:style-name="T12">i systemet</text:span>, <text:span text:style-name="T4">samt</text:span> <text:span text:style-name="T18">det</text:span> er blevet <text:span text:style-name="T23">persisteret.</text:span></text:p>
      <text:p text:style-name="P25">Slutresultat ved <text:span text:style-name="T5">undtagelser</text:span>:</text:p>
      <text:p text:style-name="P11"><text:span text:style-name="T2">Administratoren</text:span> vil blive præsenteret for en <text:span text:style-name="T2">fejlmeddelelse</text:span>, hvori <text:span text:style-name="T13">han</text:span> f<text:span text:style-name="T13">å</text:span>r besked på, at der ikke kunne <text:span text:style-name="T24">fås adgang til data.</text:span> </text:p>
      <text:p text:style-name="P26"><text:soft-page-break/></text:p>
      <text:p text:style-name="P26"/>
      <text:p text:style-name="P26">Normalforløb:</text:p>
      <text:p text:style-name="P11">Normalforløb A: <text:span text:style-name="T3">Bus bliver tilføjet til systemet</text:span></text:p>
      <text:p text:style-name="P14">1. <text:span text:style-name="T2">Administratoren</text:span> <text:span text:style-name="T14">indtaster indformation om den bus, der ønskes tilføjet til systemet.</text:span></text:p>
      <text:p text:style-name="P32">2. <text:s/>Administratoren tilkendegiver over for systemet at han ønsker at gemme bussen i systemet.</text:p>
      <text:p text:style-name="P20"><text:span text:style-name="T15">3. </text:span>Systemet <text:span text:style-name="T25">persister</text:span> <text:span text:style-name="T25">data om </text:span>bussen.</text:p>
      <text:p text:style-name="P16"/>
      <text:p text:style-name="P11">Normalforløb <text:span text:style-name="T8">B</text:span>: <text:span text:style-name="T3">Bus bliver fjernet fra systemet</text:span></text:p>
      <text:p text:style-name="P13">1. <text:span text:style-name="T2">Administratoren</text:span> vælger en <text:span text:style-name="T20">bus, fra liste af busser, der findes i systemet.</text:span></text:p>
      <text:p text:style-name="P18"><text:span text:style-name="T22">2</text:span>. <text:span text:style-name="T2">Administratoren</text:span> tilkendegiver over for systemet at han ønsker at <text:span text:style-name="T7">fjerne</text:span> den <text:span text:style-name="T7">valgte</text:span> bus <text:span text:style-name="T20">fra systemet.</text:span></text:p>
      <text:p text:style-name="P18"><text:span text:style-name="T22">3</text:span>. Systemet <text:span text:style-name="T26">persister</text:span> ændringerne.</text:p>
      <text:p text:style-name="P16"/>
      <text:p text:style-name="P12">Normalforløb <text:span text:style-name="T19">C</text:span>: <text:span text:style-name="T19">Information om bus bliver ændret i systemet.</text:span></text:p>
      <text:p text:style-name="P15"><text:span text:style-name="T22">1</text:span>. <text:span text:style-name="T2">Administratoren vælger en bus fra listen af busser, der findes i systemet.</text:span></text:p>
      <text:p text:style-name="P17"><text:span text:style-name="T22">2</text:span>. <text:span text:style-name="T2">Administratoren</text:span> tilkendegiver over for systemet at han ønsker at <text:span text:style-name="T21">ændre information om</text:span> den <text:span text:style-name="T7">valgte</text:span> bus.</text:p>
      <text:p text:style-name="P21">3. <text:s/><text:span text:style-name="T2">Administratoren </text:span>tilkendegiver over for systemet at han ønsker at gemme ændringer af bussen.</text:p>
      <text:p text:style-name="P17"><text:span text:style-name="T22">3</text:span>. Systemet <text:span text:style-name="T26">persister</text:span> ændringerne.</text:p>
      <text:p text:style-name="P19"/>
      <text:p text:style-name="P27">Undtagelser</text:p>
      <text:p text:style-name="P36">Undtagelse 1: <text:span text:style-name="T27">Det er ikke muligt at persister data.</text:span></text:p>
      <text:p text:style-name="P34"><text:span text:style-name="T9">1. </text:span>Der bliver vist en fejlmeddelelse om at <text:span text:style-name="T28">ændringerne ikke kunne persisteres.</text:span></text:p>
      <text:p text:style-name="P34"/>
      <text:p text:style-name="P37">Undtagelse <text:span text:style-name="T29">2</text:span>: <text:span text:style-name="T27">Det er ikke muligt at få adgang til persisterede data.</text:span></text:p>
      <text:p text:style-name="P35"><text:span text:style-name="T9">1. Der bliver vist en fejlmeddelelse om at det ikke er muligt at indlæse persisterede dat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3S</meta:editing-duration>
    <meta:editing-cycles>34</meta:editing-cycles>
    <meta:generator>LibreOffice/4.1.1.2$Windows_x86 LibreOffice_project/7e4286b58adc75a14f6d83f53a03b6c11fa2903</meta:generator>
    <dc:date>2013-09-11T12:12:20.471000000</dc:date>
    <meta:document-statistic meta:table-count="0" meta:image-count="0" meta:object-count="0" meta:page-count="2" meta:paragraph-count="38" meta:word-count="295" meta:character-count="1947" meta:non-whitespace-character-count="1686"/>
    <meta:user-defined meta:name="Info 1"/>
    <meta:user-defined meta:name="Info 2"/>
    <meta:user-defined meta:name="Info 3"/>
    <meta:user-defined meta:name="Info 4"/>
  </office:meta>
</office:document-meta>
</file>